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lbany" svg:font-family="Albany" style:font-family-generic="swiss"/>
    <style:font-face style:name="DejaVu Sans Condensed1" svg:font-family="'DejaVu Sans Condensed'" style:font-family-generic="swiss"/>
    <style:font-face style:name="Times New Roman" svg:font-family="'Times New Roman'" style:font-family-generic="roman" style:font-pitch="variable"/>
    <style:font-face style:name="AR PL KaitiM GB" svg:font-family="'AR PL KaitiM GB'" style:font-family-generic="system" style:font-pitch="variable"/>
    <style:font-face style:name="DejaVu Sans Condensed" svg:font-family="'DejaVu Sans Condensed'" style:font-family-generic="system" style:font-pitch="variable"/>
  </office:font-face-decls>
  <office:automatic-styles>
    <style:style style:name="Table1" style:family="table">
      <style:table-properties style:width="6.6979in" fo:margin-left="0in" fo:margin-right="-0.0049in" table:align="margins"/>
    </style:style>
    <style:style style:name="Table1.A" style:family="table-column">
      <style:table-column-properties style:column-width="0.9778in" style:rel-column-width="9566*"/>
    </style:style>
    <style:style style:name="Table1.B" style:family="table-column">
      <style:table-column-properties style:column-width="4.7146in" style:rel-column-width="46129*"/>
    </style:style>
    <style:style style:name="Table1.C" style:family="table-column">
      <style:table-column-properties style:column-width="1.0056in" style:rel-column-width="984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fo:font-style="italic" style:font-style-asian="italic" style:font-style-complex="italic"/>
    </style:style>
    <style:style style:name="T1" style:family="text">
      <style:text-properties fo:font-variant="small-cap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aracters</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1">Lamb</text:p>
          </table:table-cell>
          <table:table-cell table:style-name="Table1.A1" office:value-type="string">
            <text:p text:style-name="Text_20_body">As Paul and Barnabas were leaving the synagogue, the people invited them to speak further about these things.The <text:span text:style-name="T1">Lord</text:span> is my shepherd, I shall not want.<text:line-break/><text:bookmark text:name="en-NRSV-14238"/>2     He makes me lie down in green pastures;<text:line-break/>he leads me beside still waters;[<text:a xlink:type="simple" xlink:href="http://www.biblegateway.com/passage/?search=psalm%2023&amp;version=NRSV#fen-NRSV-14238a">a</text:a>]<text:line-break/><text:bookmark text:name="en-NRSV-14239"/>3     he restores my soul.[<text:a xlink:type="simple" xlink:href="http://www.biblegateway.com/passage/?search=psalm%2023&amp;version=NRSV#fen-NRSV-14239b">b</text:a>]<text:line-break/>He leads me in right paths[<text:a xlink:type="simple" xlink:href="http://www.biblegateway.com/passage/?search=psalm%2023&amp;version=NRSV#fen-NRSV-14239c">c</text:a>]<text:line-break/>    for his name’s sake.</text:p>
            <text:p text:style-name="Text_20_body"><text:bookmark text:name="en-NRSV-14240"/>4 Even though I walk through the darkest valley,[<text:a xlink:type="simple" xlink:href="http://www.biblegateway.com/passage/?search=psalm%2023&amp;version=NRSV#fen-NRSV-14240d">d</text:a>]<text:line-break/>    I fear no evil;<text:line-break/>for you are with me;<text:line-break/>    your rod and your staff—<text:line-break/>    they comfort me.</text:p>
            <text:p text:style-name="Text_20_body"><text:bookmark text:name="en-NRSV-14241"/>5 You prepare a table before me<text:line-break/>    in the presence of my enemies;<text:line-break/>you anoint my head with oil;<text:line-break/>    my cup overflows.<text:line-break/><text:bookmark text:name="en-NRSV-14242"/>6 Surely[<text:a xlink:type="simple" xlink:href="http://www.biblegateway.com/passage/?search=psalm%2023&amp;version=NRSV#fen-NRSV-14242e">e</text:a>] goodness and mercy[<text:a xlink:type="simple" xlink:href="http://www.biblegateway.com/passage/?search=psalm%2023&amp;version=NRSV#fen-NRSV-14242f">f</text:a>] shall follow me<text:line-break/>    all the days of my life,<text:line-break/>and I shall dwell in the house of the <text:span text:style-name="T1">Lord</text:span><text:line-break/>    my whole life long.[<text:a xlink:type="simple" xlink:href="http://www.biblegateway.com/passage/?search=psalm%2023&amp;version=NRSV#fen-NRSV-14242g">g</text:a>]</text:p>
            <text:p text:style-name="Text_20_body"/>
          </table:table-cell>
          <table:table-cell table:style-name="Table1.C1" office:value-type="string">
            <text:p text:style-name="Table_20_Contents">Psalm 23</text:p>
          </table:table-cell>
        </table:table-row>
        <table:table-row>
          <table:table-cell table:style-name="Table1.A2" office:value-type="string">
            <text:p text:style-name="P1"/>
          </table:table-cell>
          <table:table-cell table:style-name="Table1.A2" office:value-type="string">
            <text:p text:style-name="Text_20_body"><text:bookmark text:name="en-NRSV-19701"/>With weeping they shall come,<text:line-break/>    and with consolations[<text:a xlink:type="simple" xlink:href="http://www.biblegateway.com/passage/?search=Jeremiah+31:9-11&amp;version=NRSV#fen-NRSV-19701a">a</text:a>] I will lead them back,<text:line-break/>I will let them walk by brooks of water,<text:line-break/>    in a straight path in which they shall not stumble;<text:line-break/>for I have become a father to Israel,<text:line-break/>    and Ephraim is my firstborn.</text:p>
            <text:p text:style-name="Text_20_body"><text:bookmark text:name="en-NRSV-19702"/>10 Hear the word of the <text:span text:style-name="T1">Lord</text:span>, O nations,<text:line-break/>    and declare it in the coastlands far away;<text:line-break/>say, “He who scattered Israel will gather him,<text:line-break/>    and will keep him as a shepherd a flock.”<text:line-break/><text:bookmark text:name="en-NRSV-19703"/>11 For the <text:span text:style-name="T1">Lord</text:span> has ransomed Jacob,<text:line-break/>    and has redeemed him from hands too strong for him.</text:p>
            <text:p text:style-name="Text_20_body"/>
          </table:table-cell>
          <table:table-cell table:style-name="Table1.C2" office:value-type="string">
            <text:p text:style-name="Table_20_Contents">Jeremiah 31:9-11</text:p>
          </table:table-cell>
        </table:table-row>
        <table:table-row>
          <table:table-cell table:style-name="Table1.A2" office:value-type="string">
            <text:p text:style-name="P1"/>
          </table:table-cell>
          <table:table-cell table:style-name="Table1.A2" office:value-type="string">
            <text:p text:style-name="Standard"><text:bookmark text:name="en-NRSV-18716"/>Surely he has borne our infirmities<text:line-break/>    and carried our diseases;<text:line-break/>yet we accounted him stricken,<text:line-break/>    struck down by God, and afflicted.<text:line-break/><text:bookmark text:name="en-NRSV-18717"/>5 But he was wounded for our transgressions,<text:line-break/>    crushed for our iniquities;<text:line-break/>upon him was the punishment that made us whole,<text:line-break/>    and by his bruises we are healed.<text:line-break/><text:bookmark text:name="en-NRSV-18718"/>6 All we like sheep have gone astray;<text:line-break/>    we have all turned to our own way,<text:line-break/>and the <text:span text:style-name="T1">Lord</text:span> has laid on him<text:line-break/><text:soft-page-break/>    the iniquity of us all.</text:p>
            <text:p text:style-name="Text_20_body"/>
          </table:table-cell>
          <table:table-cell table:style-name="Table1.C2" office:value-type="string">
            <text:p text:style-name="Table_20_Contents">Isaiah 53 4-6</text:p>
          </table:table-cell>
        </table:table-row>
        <table:table-row>
          <table:table-cell table:style-name="Table1.A2" office:value-type="string">
            <text:p text:style-name="P1"/>
          </table:table-cell>
          <table:table-cell table:style-name="Table1.A2" office:value-type="string">
            <text:h text:style-name="Heading_20_3" text:outline-level="3">Jeremiah 23:3-5</text:h>
            <text:p text:style-name="Text_20_body">Contemporary English Version (CEV)</text:p>
            <text:p text:style-name="Text_20_body"><text:bookmark text:name="en-CEV-17644"/>3 I will bring the rest of my people home from the lands where I have scattered them, and they will grow into a mighty nation. <text:bookmark text:name="en-CEV-17645"/>4 I promise to choose leaders who will care for them like real shepherds. All of my people will be there, and they will never again be frightened.</text:p>
            <text:p text:style-name="Text_20_body"><text:bookmark text:name="en-CEV-17646"/>5 Someday I will appoint<text:line-break/>an honest king<text:line-break/>    from the family of David,<text:line-break/>a king who will be wise<text:line-break/>    and rule with justice.</text:p>
            <text:p text:style-name="Standard"/>
          </table:table-cell>
          <table:table-cell table:style-name="Table1.C2" office:value-type="string">
            <text:p text:style-name="Table_20_Contents"/>
          </table:table-cell>
        </table:table-row>
        <table:table-row>
          <table:table-cell table:style-name="Table1.A2" office:value-type="string">
            <text:p text:style-name="P1"/>
          </table:table-cell>
          <table:table-cell table:style-name="Table1.A2" office:value-type="string">
            <text:p text:style-name="Standard"><text:bookmark text:name="en-CEV-21148"/>’Bethlehem in the land<text:line-break/>    of Judea,<text:line-break/>you are very important<text:line-break/>    among the towns of Judea.<text:line-break/>From your town<text:line-break/>    will come a leader,<text:line-break/>who will be like a shepherd<text:line-break/>    for my people Israel.’”</text:p>
            <text:p text:style-name="Text_20_body"/>
          </table:table-cell>
          <table:table-cell table:style-name="Table1.C2" office:value-type="string">
            <text:p text:style-name="Table_20_Contents">Matthew 2:6</text:p>
          </table:table-cell>
        </table:table-row>
        <table:table-row>
          <table:table-cell table:style-name="Table1.A2" office:value-type="string">
            <text:p text:style-name="P1"/>
          </table:table-cell>
          <table:table-cell table:style-name="Table1.A2" office:value-type="string">
            <text:p text:style-name="Text_20_body">2 In those days a decree went out from Emperor Augustus that all the world should be registered. <text:bookmark text:name="en-NRSV-24968"/>2 This was the first registration and was taken while Quirinius was governor of Syria. <text:bookmark text:name="en-NRSV-24969"/>3 All went to their own towns to be registered. <text:bookmark text:name="en-NRSV-24970"/>4 Joseph also went from the town of Nazareth in Galilee to Judea, to the city of David called Bethlehem, because he was descended from the house and family of David. <text:bookmark text:name="en-NRSV-24971"/>5 He went to be registered with Mary, to whom he was engaged and who was expecting a child. <text:bookmark text:name="en-NRSV-24972"/>6 While they were there, the time came for her to deliver her child. <text:bookmark text:name="en-NRSV-24973"/>7 And she gave birth to her firstborn son and wrapped him in bands of cloth, and laid him in a manger, because there was no place for them in the inn.</text:p>
          </table:table-cell>
          <table:table-cell table:style-name="Table1.C2" office:value-type="string">
            <text:p text:style-name="Table_20_Contents">Luke 2-7</text:p>
          </table:table-cell>
        </table:table-row>
        <table:table-row>
          <table:table-cell table:style-name="Table1.A2" office:value-type="string">
            <text:p text:style-name="P1"/>
          </table:table-cell>
          <table:table-cell table:style-name="Table1.A2" office:value-type="string">
            <text:p text:style-name="Text_20_body"/>
            <text:h text:style-name="Heading_20_3" text:outline-level="3"><text:bookmark text:name="en-NRSV-24974"/>The Shepherds and the Angels</text:h>
            <text:p text:style-name="Text_20_body">8 In that region there were shepherds living in the fields, keeping watch over their flock by night. <text:bookmark text:name="en-NRSV-24975"/>9 Then an angel of the Lord stood before them, and the glory of the Lord shone around them, and they were terrified. <text:bookmark text:name="en-NRSV-24976"/>10 But the angel said to them, “Do not be afraid; for see—I am bringing you good news of great joy for all the people: <text:bookmark text:name="en-NRSV-24977"/>11 to you is born this day in the city of David a Savior, who is the Messiah,[<text:a xlink:type="simple" xlink:href="http://www.biblegateway.com/passage/?search=Luke%202&amp;version=NRSV#fen-NRSV-24977a">a</text:a>] the Lord. <text:bookmark text:name="en-NRSV-24978"/>12 This will be a sign for you: you will find a <text:soft-page-break/>child wrapped in bands of cloth and lying in a manger.” <text:bookmark text:name="en-NRSV-24979"/>13 And suddenly there was with the angel a multitude of the heavenly host,[<text:a xlink:type="simple" xlink:href="http://www.biblegateway.com/passage/?search=Luke%202&amp;version=NRSV#fen-NRSV-24979b">b</text:a>] praising God and saying,</text:p>
            <text:p text:style-name="Text_20_body"><text:bookmark text:name="en-NRSV-24980"/>14 “Glory to God in the highest heaven,<text:line-break/>    and on earth peace among those whom he favors!”[<text:a xlink:type="simple" xlink:href="http://www.biblegateway.com/passage/?search=Luke%202&amp;version=NRSV#fen-NRSV-24980c">c</text:a>]</text:p>
            <text:p text:style-name="Text_20_body"><text:bookmark text:name="en-NRSV-24981"/>15 When the angels had left them and gone into heaven, the shepherds said to one another, “Let us go now to Bethlehem and see this thing that has taken place, which the Lord has made known to us.” <text:bookmark text:name="en-NRSV-24982"/>16 So they went with haste and found Mary and Joseph, and the child lying in the manger. <text:bookmark text:name="en-NRSV-24983"/>17 When they saw this, they made known what had been told them about this child; <text:bookmark text:name="en-NRSV-24984"/>18 and all who heard it were amazed at what the shepherds told them. <text:bookmark text:name="en-NRSV-24985"/>19 But Mary treasured all these words and pondered them in her heart. <text:bookmark text:name="en-NRSV-24986"/>20 The shepherds returned, glorifying and praising God for all they had heard and seen, as it had been told them.</text:p>
            <text:p text:style-name="Text_20_body"/>
          </table:table-cell>
          <table:table-cell table:style-name="Table1.C2" office:value-type="string">
            <text:p text:style-name="Table_20_Contents">Luke 8-</text:p>
          </table:table-cell>
        </table:table-row>
        <table:table-row>
          <table:table-cell table:style-name="Table1.A2" office:value-type="string">
            <text:p text:style-name="P1"/>
          </table:table-cell>
          <table:table-cell table:style-name="Table1.A2" office:value-type="string">
            <text:p text:style-name="Text_20_body">20 God gives peace, and he raised our Lord Jesus Christ from death. Now Jesus is like a Great Shepherd whose blood was used to make God’s eternal agreement with his flock.[<text:a xlink:type="simple" xlink:href="http://www.biblegateway.com/passage/?search=Hebrews%2013&amp;version=CEV#fen-CEV-28150a">a</text:a>] <text:bookmark text:name="en-CEV-28151"/>21 I pray that God will make you ready to obey him and that you will always be eager to do right. May Jesus help you do what pleases God. To Jesus Christ be glory forever and ever! Amen.</text:p>
            <text:p text:style-name="Text_20_body"/>
          </table:table-cell>
          <table:table-cell table:style-name="Table1.C2" office:value-type="string">
            <text:p text:style-name="Table_20_Contents">Hebrews 13:20-21</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lbany" svg:font-family="Albany" style:font-family-generic="swiss"/>
    <style:font-face style:name="DejaVu Sans Condensed1" svg:font-family="'DejaVu Sans Condensed'" style:font-family-generic="swiss"/>
    <style:font-face style:name="Times New Roman" svg:font-family="'Times New Roman'" style:font-family-generic="roman" style:font-pitch="variable"/>
    <style:font-face style:name="AR PL KaitiM GB" svg:font-family="'AR PL KaitiM GB'" style:font-family-generic="system" style:font-pitch="variable"/>
    <style:font-face style:name="DejaVu Sans Condensed" svg:font-family="'DejaVu Sans Condensed'"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KaitiM GB"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AR PL KaitiM GB" style:font-size-asian="14pt" style:font-name-complex="DejaVu Sans Condensed"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KaitiM GB" style:font-size-asian="14pt" style:font-weight-asian="bold" style:font-name-complex="DejaVu Sans Condense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mela Mclean</meta:initial-creator>
    <meta:creation-date>2013-11-17T08:46:04</meta:creation-date>
    <meta:printed-by>Pamela Mclean</meta:printed-by>
    <meta:print-date>2013-11-17T09:24:41</meta:print-date>
    <meta:document-statistic meta:table-count="1" meta:image-count="0" meta:object-count="0" meta:page-count="3" meta:paragraph-count="26" meta:word-count="918" meta:character-count="4843"/>
    <dc:date>2013-11-17T18:35:28</dc:date>
    <dc:creator>Pamela Mclean</dc:creator>
    <meta:editing-duration>PT9H16M1S</meta:editing-duration>
    <meta:editing-cycles>1</meta:editing-cycles>
    <meta:generator>OpenOffice/4.0.1$Unix OpenOffice.org_project/401m5$Build-9714</meta:generator>
  </office:meta>
</office:document-meta>
</file>